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6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2mm" svg:height="85.8mm" svg:x="135.82mm" svg:y="18.59mm">
            <loext:p draw:notify-on-update-of-ranges="Hoja1.A4:Hoja1.A4 Hoja1.A5:Hoja1.A13 Hoja1.B4:Hoja1.B4 Hoja1.B5:Hoja1.B13 Hoja1.C4:Hoja1.C4 Hoja1.C5:Hoja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Coloring Secuencial</text:p>
          </table:table-cell>
          <table:table-cell table:style-name="ce3" office:value-type="string" calcext:value-type="string">
            <text:p>Coloring Parallelo MP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4.47" calcext:value-type="float">
            <text:p>24.47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7.22" calcext:value-type="float">
            <text:p>177.22</text:p>
          </table:table-cell>
          <table:table-cell office:value-type="float" office:value="32.6" calcext:value-type="float">
            <text:p>3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7:50:10.772640750</meta:creation-date>
    <dc:date>2017-06-12T17:56:54.538915304</dc:date>
    <meta:editing-duration>PT6M43S</meta:editing-duration>
    <meta:editing-cycles>2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581cm" xlink:href=".." xlink:type="simple" chart:class="chart:line" chart:style-name="ch1">
        <chart:legend chart:legend-position="end" svg:x="11.246cm" svg:y="3.742cm" style:legend-expansion="high" chart:style-name="ch2"/>
        <chart:plot-area chart:style-name="ch3" table:cell-range-address="Hoja1.A4:Hoja1.C13" chart:data-source-has-labels="both" svg:x="0.32cm" svg:y="0.171cm" svg:width="10.606cm" svg:height="8.239cm">
          <chartooo:coordinate-region svg:x="0.941cm" svg:y="0.37cm" svg:width="9.427cm" svg:height="7.393cm"/>
          <chart:axis chart:dimension="x" chart:name="primary-x" chart:style-name="ch4" chartooo:axis-type="auto">
            <chartooo:date-scale/>
            <chart:categories table:cell-range-address="Hoja1.A5:Hoja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5:Hoja1.B13" chart:label-cell-address="Hoja1.B4:Hoja1.B4" chart:class="chart:line">
            <chart:data-point chart:repeated="9"/>
          </chart:series>
          <chart:series chart:style-name="ch7" chart:values-cell-range-address="Hoja1.C5:Hoja1.C13" chart:label-cell-address="Hoja1.C4:Hoja1.C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ring Secuencial</text:p>
                <draw:g>
                  <svg:desc>Hoja1.B4:Hoja1.B4</svg:desc>
                </draw:g>
              </table:table-cell>
              <table:table-cell office:value-type="string">
                <text:p>Coloring Parallelo MPI</text:p>
                <draw:g>
                  <svg:desc>Hoja1.C4:Hoja1.C4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Hoja1.A5:Hoja1.A13</svg:desc>
                </draw:g>
              </table:table-cell>
              <table:table-cell office:value-type="float" office:value="0">
                <text:p>0</text:p>
                <draw:g>
                  <svg:desc>Hoja1.B5:Hoja1.B13</svg:desc>
                </draw:g>
              </table:table-cell>
              <table:table-cell office:value-type="float" office:value="0.04">
                <text:p>0.04</text:p>
                <draw:g>
                  <svg:desc>Hoja1.C5:Hoja1.C13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4.47">
                <text:p>24.47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7.22">
                <text:p>177.22</text:p>
              </table:table-cell>
              <table:table-cell office:value-type="float" office:value="32.6">
                <text:p>3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